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2D00000509EE82CE8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502cm" svg:height="17.958cm" svg:x="1.264cm" svg:y="1.678cm">
          <draw:image xlink:href="Pictures/100000000000072D00000509EE82CE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12T18:21:17.96</meta:creation-date>
    <meta:print-date>2018-12-12T18:27:36.08</meta:print-date>
    <dc:date>2018-12-12T18:42:17.95</dc:date>
    <meta:editing-duration>PT15M59S</meta:editing-duration>
    <meta:editing-cycles>2</meta:editing-cycles>
    <meta:generator>OpenOffice/4.1.5$Win32 OpenOffice.org_project/415m1$Build-9789</meta:generator>
    <meta:document-statistic meta:object-count="1"/>
  </office:meta>
</office:document-meta>
</file>